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hiring-opportunity"/>Hiring Opportunity</text:h>
      <text:p text:style-name="Text_20_body">The data and outline of this project was provided by Arvato Financial Solutions, a Bertelsmann subsidiary. High performers on this project will have their Udacity profile sent directly to Arvato for review, and may lead to an interview at either Arvato or Bertelsmann. This is a tremendous opportunity to get access to a data science hiring manager!</text:p>
      <text:h text:style-name="Heading_20_2" text:outline-level="2"><text:bookmark text:name="steps-to-complete-this-project"/>Steps to Complete This Project</text:h>
      <text:p text:style-name="Text_20_body">The project has three major steps: the customer segmentation report, the supervised learning model, and the Kaggle Competition.</text:p>
      <text:h text:style-name="Heading_20_4" text:outline-level="4"><text:bookmark text:name="1-customer-segmentation-report"/>1. Customer Segmentation Report</text:h>
      <text:p text:style-name="Text_20_body">This section will be familiar to the corresponding project in Term 1 of the program, but the datasets now include more features that you can potentially use. You'll begin the project by using unsupervised learning methods to analyze attributes of established customers and the general population in order to create customer segments.</text:p>
      <text:h text:style-name="Heading_20_4" text:outline-level="4"><text:bookmark text:name="2-supervised-learning-model"/>2. Supervised Learning Model</text:h>
      <text:p text:style-name="Text_20_body">You'll have access to a third dataset with attributes from targets of a mail order campaign. You'll use the previous analysis to build a machine learning model that predicts whether or not each individual will respond to the campaign.</text:p>
      <text:h text:style-name="Heading_20_4" text:outline-level="4"><text:bookmark text:name="3-kaggle-competition"/>3. Kaggle Competition</text:h>
      <text:p text:style-name="Text_20_body">Once you've chosen a model, you'll use it to make predictions on the campaign data as part of a Kaggle Competition. You'll rank the individuals by how likely they are to convert to being a customer, and see how your modeling skills measure up against your fellow stud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5:47:31</meta:creation-date>
    <meta:generator>OpenOffice/4.1.4$Unix OpenOffice.org_project/414m5$Build-9788</meta:generator>
    <dc:date>2018-12-10T16:33:11</dc:date>
    <meta:editing-duration>PT45M42S</meta:editing-duration>
    <meta:editing-cycles>2</meta:editing-cycles>
    <meta:document-statistic meta:table-count="0" meta:image-count="0" meta:object-count="0" meta:page-count="1" meta:paragraph-count="10" meta:word-count="232" meta:character-count="1443"/>
  </office:meta>
</office:document-meta>
</file>